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ntradas</text:p>
      <text:p text:style-name="Standard"/>
      <text:p text:style-name="Standard">Escalonamento de intervalos ponderados:</text:p>
      <text:p text:style-name="Standard"/>
      <text:p text:style-name="Standard"># sem intervalos</text:p>
      <text:p text:style-name="Standard">0</text:p>
      <text:p text:style-name="Standard"># selecionar maior intervalo</text:p>
      <text:p text:style-name="Standard">4</text:p>
      <text:p text:style-name="Standard">3 4 4</text:p>
      <text:p text:style-name="Standard">1 2 2</text:p>
      <text:p text:style-name="Standard">1 10 50</text:p>
      <text:p text:style-name="Standard">7 8 9</text:p>
      <text:p text:style-name="Standard">5 6 6</text:p>
      <text:p text:style-name="Standard"># todos intervalos batem</text:p>
      <text:p text:style-name="Standard">4</text:p>
      <text:p text:style-name="Standard">1 3 3</text:p>
      <text:p text:style-name="Standard">3 5 7</text:p>
      <text:p text:style-name="Standard">2 4 1</text:p>
      <text:p text:style-name="Standard">3 4 1</text:p>
      <text:p text:style-name="Standard"># selecionar todos os intervalos</text:p>
      <text:p text:style-name="Standard">5</text:p>
      <text:p text:style-name="Standard">5 6 8</text:p>
      <text:p text:style-name="Standard">3 4 7</text:p>
      <text:p text:style-name="Standard">1 2 3</text:p>
      <text:p text:style-name="Standard">9 10 3</text:p>
      <text:p text:style-name="Standard">7 8 1</text:p>
      <text:p text:style-name="Standard"># resultado bonito</text:p>
      <text:p text:style-name="Standard">6</text:p>
      <text:p text:style-name="Standard">1 5 2</text:p>
      <text:p text:style-name="Standard">3 7 3</text:p>
      <text:p text:style-name="Standard">6 8 5</text:p>
      <text:p text:style-name="Standard">2 3 4</text:p>
      <text:p text:style-name="Standard">4 5 1</text:p>
      <text:p text:style-name="Standard">1 3 2</text:p>
      <text:p text:style-name="Standard"># exemplo grande</text:p>
      <text:p text:style-name="Standard">20</text:p>
      <text:p text:style-name="Standard">1 3 5</text:p>
      <text:p text:style-name="Standard">4 8 3</text:p>
      <text:p text:style-name="Standard">2 3 2</text:p>
      <text:p text:style-name="Standard">5 7 1</text:p>
      <text:p text:style-name="Standard">8 8 1</text:p>
      <text:p text:style-name="Standard">5 9 4</text:p>
      <text:p text:style-name="Standard">2 4 3</text:p>
      <text:p text:style-name="Standard">4 6 2</text:p>
      <text:p text:style-name="Standard">6 8 1</text:p>
      <text:p text:style-name="Standard">3 8 4</text:p>
      <text:p text:style-name="Standard">10 12 3</text:p>
      <text:p text:style-name="Standard">8 11 4</text:p>
      <text:p text:style-name="Standard">5 10 4</text:p>
      <text:p text:style-name="Standard"><text:soft-page-break/>3 9 5</text:p>
      <text:p text:style-name="Standard">7 11 5</text:p>
      <text:p text:style-name="Standard">9 14 4</text:p>
      <text:p text:style-name="Standard">12 14 2</text:p>
      <text:p text:style-name="Standard">11 15 3</text:p>
      <text:p text:style-name="Standard">12 13 1</text:p>
      <text:p text:style-name="Standard">14 16 1</text:p>
      <text:p text:style-name="Standard"/>
      <text:p text:style-name="Standard">Alinhamento de sequencias:</text:p>
      <text:p text:style-name="Standard"/>
      <text:p text:style-name="Standard">6</text:p>
      <text:p text:style-name="Standard"># diferentes</text:p>
      <text:p text:style-name="Standard">GGGGGGG</text:p>
      <text:p text:style-name="Standard">AAAA</text:p>
      <text:p text:style-name="Standard"># sequencias repetidas</text:p>
      <text:p text:style-name="Standard">CGTACGTA</text:p>
      <text:p text:style-name="Standard">ATGCATGC</text:p>
      <text:p text:style-name="Standard"># palindromos</text:p>
      <text:p text:style-name="Standard">ACGTGCA</text:p>
      <text:p text:style-name="Standard">TGCACGT</text:p>
      <text:p text:style-name="Standard"># iguais</text:p>
      <text:p text:style-name="Standard">CTCGAT</text:p>
      <text:p text:style-name="Standard">CTCGAT</text:p>
      <text:p text:style-name="Standard"># resultado bonito</text:p>
      <text:p text:style-name="Standard">AGCTAT</text:p>
      <text:p text:style-name="Standard">GGCATAG</text:p>
      <text:p text:style-name="Standard"># entrada razoavelmente grande</text:p>
      <text:p text:style-name="Standard">CTATCAGTTAGTC</text:p>
      <text:p text:style-name="Standard">GTTAGCCTATGATT</text:p>
      <text:p text:style-name="Standard"/>
      <text:p text:style-name="Standard">Mochila sem repetição:</text:p>
      <text:p text:style-name="Standard"/>
      <text:p text:style-name="Standard"># sem itens</text:p>
      <text:p text:style-name="Standard">300</text:p>
      <text:p text:style-name="Standard">0</text:p>
      <text:p text:style-name="Standard"># sem capacidade</text:p>
      <text:p text:style-name="Standard">0</text:p>
      <text:p text:style-name="Standard">1</text:p>
      <text:p text:style-name="Standard">0 0</text:p>
      <text:p text:style-name="Standard"># nenhum item cabe</text:p>
      <text:p text:style-name="Standard">10</text:p>
      <text:p text:style-name="Standard">3</text:p>
      <text:p text:style-name="Standard">15 2</text:p>
      <text:p text:style-name="Standard">17 2</text:p>
      <text:p text:style-name="Standard">13 3</text:p>
      <text:p text:style-name="Standard"># todos itens cabem</text:p>
      <text:p text:style-name="Standard">100</text:p>
      <text:p text:style-name="Standard">4</text:p>
      <text:p text:style-name="Standard">2 15</text:p>
      <text:p text:style-name="Standard"><text:soft-page-break/>3 17</text:p>
      <text:p text:style-name="Standard">4 18</text:p>
      <text:p text:style-name="Standard">1 21 </text:p>
      <text:p text:style-name="Standard"># exemplo dificil</text:p>
      <text:p text:style-name="Standard">100</text:p>
      <text:p text:style-name="Standard">6</text:p>
      <text:p text:style-name="Standard">100 40</text:p>
      <text:p text:style-name="Standard">50 35</text:p>
      <text:p text:style-name="Standard">45 18</text:p>
      <text:p text:style-name="Standard">20 4</text:p>
      <text:p text:style-name="Standard">10 10</text:p>
      <text:p text:style-name="Standard">5 2</text:p>
      <text:p text:style-name="Standard"># exemplo grande</text:p>
      <text:p text:style-name="Standard">150</text:p>
      <text:p text:style-name="Standard">10</text:p>
      <text:p text:style-name="Standard">50 37</text:p>
      <text:p text:style-name="Standard">34 28</text:p>
      <text:p text:style-name="Standard">70 53</text:p>
      <text:p text:style-name="Standard">39 32</text:p>
      <text:p text:style-name="Standard">81 57</text:p>
      <text:p text:style-name="Standard">62 44</text:p>
      <text:p text:style-name="Standard">55 33</text:p>
      <text:p text:style-name="Standard">46 55</text:p>
      <text:p text:style-name="Standard">32 30</text:p>
      <text:p text:style-name="Standard">68 54</text:p>
      <text:p text:style-name="Standard"/>
      <text:p text:style-name="Standard">Distancia de Edição:</text:p>
      <text:p text:style-name="Standard"/>
      <text:p text:style-name="Standard">7</text:p>
      <text:p text:style-name="Standard"># diferentes</text:p>
      <text:p text:style-name="Standard">ukulele</text:p>
      <text:p text:style-name="Standard">banjo</text:p>
      <text:p text:style-name="Standard"># sequencias repetidas</text:p>
      <text:p text:style-name="Standard">asdasdasd</text:p>
      <text:p text:style-name="Standard">sdfsdfsdf</text:p>
      <text:p text:style-name="Standard"># palindromos</text:p>
      <text:p text:style-name="Standard">saias</text:p>
      <text:p text:style-name="Standard">arara</text:p>
      <text:p text:style-name="Standard"># iguais</text:p>
      <text:p text:style-name="Standard">hoje</text:p>
      <text:p text:style-name="Standard">hoje</text:p>
      <text:p text:style-name="Standard"># resultado bom</text:p>
      <text:p text:style-name="Standard">exponencial</text:p>
      <text:p text:style-name="Standard">polinomial</text:p>
      <text:p text:style-name="Standard"># caracteres estranhos</text:p>
      <text:p text:style-name="Standard">alf_n#6</text:p>
      <text:p text:style-name="Standard">elk#!</text:p>
      <text:p text:style-name="Standard"># entrada razoavelmente grande</text:p>
      <text:p text:style-name="Standard">amarelo-claro</text:p>
      <text:p text:style-name="Standard"><text:soft-page-break/>amordacamento</text:p>
      <text:p text:style-name="Standard"/>
      <text:p text:style-name="Standard">Linha de montagem:</text:p>
      <text:p text:style-name="Standard"/>
      <text:p text:style-name="Standard"># simples 2 linhas 6 estações</text:p>
      <text:p text:style-name="Standard">2 6</text:p>
      <text:p text:style-name="Standard">2 7 9 3 4 8 4 3</text:p>
      <text:p text:style-name="Standard">4 8 5 6 4 5 7 2</text:p>
      <text:p text:style-name="Standard">2 3 1 3 4</text:p>
      <text:p text:style-name="Standard">2 1 2 2 1</text:p>
      <text:p text:style-name="Standard"># simples 3 linhas 5 estações</text:p>
      <text:p text:style-name="Standard">3 5</text:p>
      <text:p text:style-name="Standard">1 6 1 1 1 6 2</text:p>
      <text:p text:style-name="Standard">3 3 3 3 3 3 1</text:p>
      <text:p text:style-name="Standard">1 1 2 3 4 5 3</text:p>
      <text:p text:style-name="Standard">1 1 2 1</text:p>
      <text:p text:style-name="Standard">1 1 1 1</text:p>
      <text:p text:style-name="Standard">1 1 3 1</text:p>
      <text:p text:style-name="Standard"># vazio</text:p>
      <text:p text:style-name="Standard">0 0</text:p>
      <text:p text:style-name="Standard"># uma linha</text:p>
      <text:p text:style-name="Standard">1 3</text:p>
      <text:p text:style-name="Standard">1 2 3 4 5</text:p>
      <text:p text:style-name="Standard">1 1 2</text:p>
      <text:p text:style-name="Standard"># rota especifica</text:p>
      <text:p text:style-name="Standard">6 10</text:p>
      <text:p text:style-name="Standard">1 100 100 100 100 1 100 100 100 100 100 1</text:p>
      <text:p text:style-name="Standard">1 100 1 100 1 100 100 1 100 100 100 1</text:p>
      <text:p text:style-name="Standard">1 1 100 1 100 100 100 100 1 100 100 1</text:p>
      <text:p text:style-name="Standard">1 100 100 100 100 100 100 100 1 100 100 1</text:p>
      <text:p text:style-name="Standard">1 100 100 100 100 100 100 100 100 1 100 1</text:p>
      <text:p text:style-name="Standard">1 100 100 100 100 100 100 100 100 100 1 1</text:p>
      <text:p text:style-name="Standard">1 1 1 1 1 1 1 1 1 1</text:p>
      <text:p text:style-name="Standard">1 1 1 1 1 1 1 1 1 1</text:p>
      <text:p text:style-name="Standard">1 1 1 1 1 1 1 1 1 1</text:p>
      <text:p text:style-name="Standard">1 1 1 1 1 1 1 1 1 1</text:p>
      <text:p text:style-name="Standard">1 1 1 1 1 1 1 1 1 1</text:p>
      <text:p text:style-name="Standard">1 1 1 1 1 1 1 1 1 1</text:p>
      <text:p text:style-name="Standard"># entrada grande</text:p>
      <text:p text:style-name="Standard">9 19</text:p>
      <text:p text:style-name="Standard">1 9 9 9 9 1 9 9 9 9 9 9 9 9 9 9 9 9 9 9 1</text:p>
      <text:p text:style-name="Standard">1 9 1 9 1 9 1 1 9 9 9 9 9 9 9 9 9 9 9 9 1</text:p>
      <text:p text:style-name="Standard">1 1 9 1 9 9 9 1 1 9 9 9 9 9 9 9 9 9 9 9 1</text:p>
      <text:p text:style-name="Standard">1 9 9 9 9 9 9 9 1 9 9 9 9 9 1 9 9 9 9 9 1</text:p>
      <text:p text:style-name="Standard">1 9 9 9 9 9 9 9 9 1 9 9 9 1 9 1 9 0 9 9 1</text:p>
      <text:p text:style-name="Standard">1 9 9 9 9 9 9 9 9 9 1 9 1 9 9 9 1 9 9 1 1</text:p>
      <text:p text:style-name="Standard">1 9 9 9 9 9 9 9 9 9 9 1 9 0 9 9 9 1 9 1 1</text:p>
      <text:p text:style-name="Standard">1 9 9 9 9 9 9 9 9 9 9 9 9 9 0 9 9 9 1 9 1</text:p>
      <text:p text:style-name="Standard">1 0 0 0 0 9 9 9 9 9 9 9 9 9 9 9 9 9 9 1 1</text:p>
      <text:p text:style-name="Standard"><text:soft-page-break/>1 1 1 1 1 1 1 1 1 1 1 1 1 1 1 1 1 1</text:p>
      <text:p text:style-name="Standard">1 1 1 1 1 1 1 1 1 1 1 1 1 1 1 1 1 1</text:p>
      <text:p text:style-name="Standard">1 1 1 1 1 1 1 1 1 1 1 1 1 1 1 1 1 1</text:p>
      <text:p text:style-name="Standard">1 1 1 1 1 1 1 1 1 1 1 1 1 1 1 1 1 1</text:p>
      <text:p text:style-name="Standard">1 1 1 1 1 1 1 1 1 1 1 1 1 1 1 1 1 1</text:p>
      <text:p text:style-name="Standard">1 1 1 1 1 1 1 1 1 1 1 1 1 1 1 1 1 1</text:p>
      <text:p text:style-name="Standard">1 1 1 1 1 1 1 1 1 1 1 1 1 1 1 1 1 1</text:p>
      <text:p text:style-name="Standard">1 1 1 1 1 1 1 1 1 1 1 1 1 1 1 1 1 1</text:p>
      <text:p text:style-name="Standard">1 1 1 1 1 1 1 1 1 1 1 1 1 1 1 1 1 1</text:p>
      <text:p text:style-name="Standard"># float</text:p>
      <text:p text:style-name="Standard">2 4</text:p>
      <text:p text:style-name="Standard">1.0 1.0 1.5 2.0 2.5 1.0</text:p>
      <text:p text:style-name="Standard">1.0 2.5 2.0 1.5 1.0 1.0</text:p>
      <text:p text:style-name="Standard">1.0 1.0 1.0</text:p>
      <text:p text:style-name="Standard">1.0 1.0 1.0</text:p>
      <text:p text:style-name="Standard"/>
      <text:p text:style-name="Standard">Menores caminhos:</text:p>
      <text:p text:style-name="Standard"/>
      <text:p text:style-name="Standard"># vazio</text:p>
      <text:p text:style-name="Standard">0</text:p>
      <text:p text:style-name="Standard"># sem igualdade triangular</text:p>
      <text:p text:style-name="Standard">3</text:p>
      <text:p text:style-name="Standard">99 3 1</text:p>
      <text:p text:style-name="Standard">99 99 99</text:p>
      <text:p text:style-name="Standard">2 1 99</text:p>
      <text:p text:style-name="Standard"># todos com igualdade triangular</text:p>
      <text:p text:style-name="Standard">4</text:p>
      <text:p text:style-name="Standard">99 2 -1 0.5</text:p>
      <text:p text:style-name="Standard">99 99 -2 99</text:p>
      <text:p text:style-name="Standard">99 99 99 3</text:p>
      <text:p text:style-name="Standard">99 99 99 99</text:p>
      <text:p text:style-name="Standard"># ciclo</text:p>
      <text:p text:style-name="Standard">3</text:p>
      <text:p text:style-name="Standard">99 1 99</text:p>
      <text:p text:style-name="Standard">99 99 1</text:p>
      <text:p text:style-name="Standard">1 99 99</text:p>
      <text:p text:style-name="Standard"># ciclo negativo</text:p>
      <text:p text:style-name="Standard">2</text:p>
      <text:p text:style-name="Standard">99 -1</text:p>
      <text:p text:style-name="Standard">-1 99</text:p>
      <text:p text:style-name="Standard"># caminhos variantes</text:p>
      <text:p text:style-name="Standard">4</text:p>
      <text:p text:style-name="Standard">99 1 4 5</text:p>
      <text:p text:style-name="Standard">99 99 2 4</text:p>
      <text:p text:style-name="Standard">99 99 99 1</text:p>
      <text:p text:style-name="Standard">99 99 99 99</text:p>
      <text:p text:style-name="Standard"># tripa</text:p>
      <text:p text:style-name="Standard">5</text:p>
      <text:p text:style-name="Standard">99 1 99 99 99</text:p>
      <text:p text:style-name="Standard"><text:soft-page-break/>99 99 1 99 99</text:p>
      <text:p text:style-name="Standard">99 99 99 1 99</text:p>
      <text:p text:style-name="Standard">99 99 99 99 1</text:p>
      <text:p text:style-name="Standard">99 99 99 99 99</text:p>
      <text:p text:style-name="Standard"># grafo denso</text:p>
      <text:p text:style-name="Standard">10</text:p>
      <text:p text:style-name="Standard">99 3 4 5 2 8 5 7 3 8</text:p>
      <text:p text:style-name="Standard">2 99 1 5 3 4 2 8 5 7</text:p>
      <text:p text:style-name="Standard">3 6 99 1 5 3 2 5 4 3</text:p>
      <text:p text:style-name="Standard">8 4 1 99 4 5 3 9 5 4</text:p>
      <text:p text:style-name="Standard">1 5 8 3 99 2 5 4 3 8</text:p>
      <text:p text:style-name="Standard">4 3 2 8 4 99 1 5 4 2</text:p>
      <text:p text:style-name="Standard">8 7 3 4 9 2 99 4 5 3</text:p>
      <text:p text:style-name="Standard">8 4 7 2 4 1 7 99 4 3</text:p>
      <text:p text:style-name="Standard">7 4 2 5 4 3 8 9 99 5</text:p>
      <text:p text:style-name="Standard">8 4 2 4 7 3 2 9 8 9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marchesoti </meta:initial-creator>
    <meta:creation-date>2013-03-13T13:47:17</meta:creation-date>
    <dc:date>2013-03-13T13:53:23</dc:date>
    <dc:creator>lmarchesoti </dc:creator>
    <meta:editing-duration>P0D</meta:editing-duration>
    <meta:editing-cycles>1</meta:editing-cycles>
    <meta:document-statistic meta:table-count="0" meta:image-count="0" meta:object-count="0" meta:page-count="6" meta:paragraph-count="249" meta:word-count="1128" meta:character-count="3064" meta:non-whitespace-character-count="2184"/>
    <meta:generator>LibreOffice/3.5$Linux_X86_64 LibreOffice_project/350m1$Build-2</meta:generator>
  </office:meta>
</office:document-meta>
</file>